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0000000978BDF65AA5E5F135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MP0">
      <style:table-properties style:width="19.002cm" fo:margin-left="-0.51cm" style:page-number="auto" table:align="left"/>
    </style:style>
    <style:style style:name="Tabla1.A" style:family="table-column">
      <style:table-column-properties style:column-width="2.986cm"/>
    </style:style>
    <style:style style:name="Tabla1.B" style:family="table-column">
      <style:table-column-properties style:column-width="6.514cm"/>
    </style:style>
    <style:style style:name="Tabla1.C" style:family="table-column">
      <style:table-column-properties style:column-width="9.502cm"/>
    </style:style>
    <style:style style:name="Tabla1.A1" style:family="table-cell">
      <style:table-cell-properties fo:padding-left="0.191cm" fo:padding-right="0.191cm" fo:padding-top="0cm" fo:padding-bottom="0cm" fo:border="0.5pt solid #000000" style:writing-mode="lr-tb"/>
    </style:style>
    <style:style style:name="Tabla1.B1" style:family="table-cell">
      <style:table-cell-properties style:vertical-align="middle" fo:padding-left="0.191cm" fo:padding-right="0.191cm" fo:padding-top="0cm" fo:padding-bottom="0cm" fo:border="0.5pt solid #000000" style:writing-mode="lr-tb"/>
    </style:style>
    <style:style style:name="Tabla1.A2" style:family="table-cell">
      <style:table-cell-properties fo:padding-left="0.191cm" fo:padding-right="0.191cm" fo:padding-top="0cm" fo:padding-bottom="0cm" fo:border-left="0.5pt solid #000000" fo:border-right="none" fo:border-top="none" fo:border-bottom="0.5pt solid #000000" style:writing-mode="lr-tb"/>
    </style:style>
    <style:style style:name="Tabla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8.44cm" fo:margin-left="0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35cm"/>
    </style:style>
    <style:style style:name="Tabla2.B" style:family="table-column">
      <style:table-column-properties style:column-width="12.09cm"/>
    </style:style>
    <style:style style:name="Tabla2.1" style:family="table-row">
      <style:table-row-properties style:row-height="1.406cm" style:use-optimal-row-height="false"/>
    </style:style>
    <style:style style:name="Tabla2.A1" style:family="table-cell">
      <style:table-cell-properties fo:padding="0.097cm" fo:border="none" style:writing-mode="lr-tb"/>
    </style:style>
    <style:style style:name="Tabla2.B1" style:family="table-cell">
      <style:table-cell-properties fo:padding="0.097cm" fo:border-left="none" fo:border-right="none" fo:border-top="none" fo:border-bottom="0.25pt solid #000000" style:writing-mode="lr-tb"/>
    </style:style>
    <style:style style:name="Tabla2.2" style:family="table-row">
      <style:table-row-properties style:row-height="1.52cm" fo:background-color="transparent" fo:keep-together="auto" style:use-optimal-row-height="false">
        <style:background-image/>
      </style:table-row-properties>
    </style:style>
    <style:style style:name="Tabla2.A2" style:family="table-cell">
      <style:table-cell-properties style:vertical-align="" fo:background-color="transparent" fo:padding="0.097cm" fo:border="none" style:writing-mode="lr-tb">
        <style:background-image/>
      </style:table-cell-properties>
    </style:style>
    <style:style style:name="Tabla2.3" style:family="table-row">
      <style:table-row-properties style:row-height="1.397cm" style:use-optimal-row-height="false"/>
    </style:style>
    <style:style style:name="Tabla2.5" style:family="table-row">
      <style:table-row-properties style:row-height="1.397cm" style:use-optimal-row-height="false"/>
    </style:style>
    <style:style style:name="Tabla2.6" style:family="table-row">
      <style:table-row-properties style:row-height="1.27cm" style:use-optimal-row-height="false"/>
    </style:style>
    <style:style style:name="Tabla2.7" style:family="table-row">
      <style:table-row-properties style:row-height="1.431cm" style:use-optimal-row-height="false"/>
    </style:style>
    <style:style style:name="Tabla2.8" style:family="table-row">
      <style:table-row-properties style:row-height="1.408cm" style:use-optimal-row-height="false"/>
    </style:style>
    <style:style style:name="Tabla2.9" style:family="table-row">
      <style:table-row-properties style:row-height="1.395cm" style:use-optimal-row-height="false"/>
    </style:style>
    <style:style style:name="Tabla2.10" style:family="table-row">
      <style:table-row-properties style:row-height="1.577cm" style:use-optimal-row-height="false"/>
    </style:style>
    <style:style style:name="Tabla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6pt" fo:language="es" fo:country="MX" style:letter-kerning="false" style:font-name-asian="Calibri" style:font-size-asian="6pt" style:language-asian="en" style:country-asian="US" style:font-name-complex="Times New Roman" style:font-size-complex="6pt" style:language-complex="ar" style:country-complex="SA"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10pt" fo:language="es" fo:country="MX" officeooo:rsid="00050d77" officeooo:paragraph-rsid="00050d77" style:letter-kerning="false" style:font-name-asian="Calibri" style:font-size-asian="10pt" style:language-asian="en" style:country-asian="US" style:font-name-complex="Times New Roman" style:font-size-complex="10pt" style:language-complex="ar" style:country-complex="SA"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2pt" fo:language="es" fo:country="MX" officeooo:rsid="00050d77" officeooo:paragraph-rsid="00050d77" style:letter-kerning="false" style:font-name-asian="Calibri" style:font-size-asian="12pt" style:language-asian="en" style:country-asian="US" style:font-name-complex="Times New Roman" style:font-size-complex="12pt" style:language-complex="ar" style:country-complex="SA" fo:hyphenate="tru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36pt" fo:language="es" fo:country="MX" style:font-size-asian="36pt" style:font-size-complex="36pt"/>
    </style:style>
    <style:style style:name="P9" style:family="paragraph" style:parent-style-name="Standard">
      <style:text-properties fo:color="#000000" style:font-name="Calibri" fo:font-size="26pt" style:font-size-asian="26pt"/>
    </style:style>
    <style:style style:name="P10"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1" style:family="paragraph" style:parent-style-name="Standard">
      <style:paragraph-properties fo:margin-left="1.109cm" fo:margin-right="0cm" fo:text-align="end" style:justify-single-word="false" fo:text-indent="0cm" style:auto-text-indent="false">
        <style:tab-stops/>
      </style:paragraph-properties>
    </style:style>
    <style:style style:name="P12" style:family="paragraph" style:parent-style-name="Table_20_Contents">
      <style:paragraph-properties fo:margin-left="1.109cm" fo:margin-right="0cm" fo:text-indent="0cm" style:auto-text-indent="false">
        <style:tab-stops/>
      </style:paragraph-properties>
    </style:style>
    <style:style style:name="P13" style:family="paragraph" style:parent-style-name="Table_20_Contents">
      <style:paragraph-properties fo:margin-left="1.109cm" fo:margin-right="0cm" fo:text-indent="0cm" style:auto-text-indent="false">
        <style:tab-stops/>
      </style:paragraph-properties>
      <style:text-properties officeooo:rsid="0006b088" officeooo:paragraph-rsid="0006b088"/>
    </style:style>
    <style:style style:name="P14" style:family="paragraph" style:parent-style-name="Table_20_Contents">
      <style:paragraph-properties fo:margin-left="1.109cm" fo:margin-right="0cm" fo:text-indent="0cm" style:auto-text-indent="false">
        <style:tab-stops/>
      </style:paragraph-properties>
      <style:text-properties officeooo:rsid="000669a5" officeooo:paragraph-rsid="000669a5"/>
    </style:style>
    <style:style style:name="P15" style:family="paragraph" style:parent-style-name="Table_20_Contents">
      <style:paragraph-properties fo:margin-left="1.109cm" fo:margin-right="0cm" fo:text-indent="0cm" style:auto-text-indent="false">
        <style:tab-stops/>
      </style:paragraph-properties>
      <style:text-properties officeooo:rsid="0007805a" officeooo:paragraph-rsid="0007805a"/>
    </style:style>
    <style:style style:name="P16" style:family="paragraph" style:parent-style-name="Cambria">
      <style:paragraph-properties fo:margin-left="1.109cm" fo:margin-right="0cm" fo:text-indent="0cm" style:auto-text-indent="false">
        <style:tab-stops/>
      </style:paragraph-properties>
    </style:style>
    <style:style style:name="P17"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officeooo:rsid="000669a5" style:font-size-asian="15pt" style:font-style-asian="italic"/>
    </style:style>
    <style:style style:name="P18"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19"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20"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21"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5pt" fo:font-style="normal" style:text-underline-style="none" fo:font-weight="bold" style:text-blinking="false" fo:background-color="transparent" style:font-size-asian="15pt" style:font-size-complex="15pt"/>
    </style:style>
    <style:style style:name="P22" style:family="paragraph" style:parent-style-name="Text_20_body">
      <style:paragraph-properties fo:text-align="start" style:justify-single-word="false"/>
      <style:text-properties style:font-name="Liberation Serif"/>
    </style:style>
    <style:style style:name="P23" style:family="paragraph" style:parent-style-name="Text_20_body">
      <style:paragraph-properties fo:text-align="start" style:justify-single-word="false"/>
      <style:text-properties style:font-name="Liberation Serif" fo:font-size="12pt" fo:language="es" fo:country="MX" fo:font-weight="normal" officeooo:rsid="000814f0" officeooo:paragraph-rsid="000814f0" style:font-size-asian="10.5pt" style:font-weight-asian="normal" style:font-size-complex="12pt" style:font-weight-complex="normal"/>
    </style:style>
    <style:style style:name="P24" style:family="paragraph" style:parent-style-name="Text_20_body">
      <style:paragraph-properties fo:margin-left="0cm" fo:margin-right="0cm" fo:margin-top="0cm" fo:margin-bottom="0cm" loext:contextual-spacing="false" fo:line-height="138%" fo:text-align="start" style:justify-single-word="false" fo:text-indent="-1.27cm" style:auto-text-indent="false" fo:padding="0cm"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25" style:family="paragraph" style:parent-style-name="Text_20_body">
      <style:paragraph-properties fo:margin-left="0cm" fo:margin-right="0cm" fo:margin-top="0cm" fo:margin-bottom="0cm" loext:contextual-spacing="false" fo:line-height="138%" fo:text-align="start" style:justify-single-word="false" fo:text-indent="-1.27cm" style:auto-text-indent="false" fo:padding="0cm" fo:border="none" style:writing-mode="lr-tb"/>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style>
    <style:style style:name="P26" style:family="paragraph" style:parent-style-name="Text_20_body">
      <style:paragraph-properties fo:margin-left="1.27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27" style:family="paragraph" style:parent-style-name="Text_20_body">
      <style:paragraph-properties fo:margin-left="1.27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Liberation Serif" style:text-underline-style="none" style:text-blinking="false" fo:background-color="transparent"/>
    </style:style>
    <style:style style:name="P28" style:family="paragraph" style:parent-style-name="Text_20_body">
      <style:paragraph-properties fo:margin-left="1.27cm" fo:margin-right="0cm" fo:margin-top="0cm" fo:margin-bottom="0cm" loext:contextual-spacing="false" fo:line-height="138%" fo:text-align="start" style:justify-single-word="false" fo:text-indent="0cm" style:auto-text-indent="false" style:writing-mode="lr-tb"/>
      <style:text-properties style:font-name="Liberation Serif"/>
    </style:style>
    <style:style style:name="P2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0" style:family="paragraph" style:parent-style-name="Text_20_body">
      <style:paragraph-properties fo:margin-top="0cm" fo:margin-bottom="0cm" loext:contextual-spacing="false" fo:line-height="138%" fo:text-align="start" style:justify-single-word="false" style:writing-mode="lr-tb"/>
      <style:text-properties style:font-name="Liberation Serif"/>
    </style:style>
    <style:style style:name="P31" style:family="paragraph" style:parent-style-name="Text_20_body">
      <style:paragraph-properties fo:text-align="start" style:justify-single-word="false"/>
      <style:text-properties style:font-name="Liberation Serif" fo:font-size="15pt" fo:font-weight="bold" officeooo:rsid="0007805a" style:font-size-asian="13.1000003814697pt" style:font-weight-asian="bold" style:font-size-complex="15pt" style:font-weight-complex="bold"/>
    </style:style>
    <style:style style:name="P32" style:family="paragraph" style:parent-style-name="Text_20_body" style:list-style-name="L1">
      <style:paragraph-properties fo:margin-top="0.423cm" fo:margin-bottom="0.423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3" style:family="paragraph" style:parent-style-name="Text_20_body" style:list-style-name="L2">
      <loext:graphic-properties draw:fill="none" draw:fill-color="#ffffff"/>
      <style:paragraph-properties fo:margin-top="0cm" fo:margin-bottom="0cm" loext:contextual-spacing="false" fo:line-height="138%" fo:text-align="start" style:justify-single-word="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07805a" officeooo:paragraph-rsid="0007805a" style:text-blinking="false" fo:background-color="transparent"/>
    </style:style>
    <style:style style:name="P34" style:family="paragraph" style:parent-style-name="Text_20_body" style:list-style-name="L3">
      <loext:graphic-properties draw:fill="none" draw:fill-color="#ffffff"/>
      <style:paragraph-properties fo:margin-top="0cm" fo:margin-bottom="0cm" loext:contextual-spacing="false" fo:line-height="138%" fo:text-align="start" style:justify-single-word="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07805a" officeooo:paragraph-rsid="0007805a" style:text-blinking="false" fo:background-color="transparent"/>
    </style:style>
    <style:style style:name="P35" style:family="paragraph" style:parent-style-name="Text_20_body" style:list-style-name="L4">
      <loext:graphic-properties draw:fill="none" draw:fill-color="#ffffff"/>
      <style:paragraph-properties fo:margin-top="0cm" fo:margin-bottom="0cm" loext:contextual-spacing="false" fo:line-height="138%" fo:text-align="start" style:justify-single-word="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07805a" officeooo:paragraph-rsid="0007805a" style:text-blinking="false" fo:background-color="transparent"/>
    </style:style>
    <style:style style:name="P36" style:family="paragraph" style:parent-style-name="Text_20_body" style:list-style-name="L6">
      <loext:graphic-properties draw:fill="none" draw:fill-color="#ffffff"/>
      <style:paragraph-properties fo:margin-top="0cm" fo:margin-bottom="0cm" loext:contextual-spacing="false" fo:line-height="138%" fo:text-align="start" style:justify-single-word="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07805a" officeooo:paragraph-rsid="0007805a" style:text-blinking="false" fo:background-color="transparen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8" style:family="paragraph" style:parent-style-name="Text_20_body" style:list-style-name="L7">
      <loext:graphic-properties draw:fill="none" draw:fill-color="#ffffff"/>
      <style:paragraph-properties fo:margin-top="0cm" fo:margin-bottom="0cm" loext:contextual-spacing="false" fo:line-height="138%" fo:text-align="start" style:justify-single-word="false" fo:background-color="transparent"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9" style:family="paragraph" style:parent-style-name="Text_20_body" style:list-style-name="L5">
      <loext:graphic-properties draw:fill="none" draw:fill-color="#ffffff"/>
      <style:paragraph-properties fo:margin-top="0cm" fo:margin-bottom="0cm" loext:contextual-spacing="false" fo:line-height="138%" fo:text-align="start" style:justify-single-word="false" fo:background-color="transparent" style:writing-mode="lr-tb"/>
      <style:text-properties style:font-name="Liberation Serif" officeooo:rsid="0007805a" officeooo:paragraph-rsid="0007805a"/>
    </style:style>
    <style:style style:name="P40" style:family="paragraph" style:parent-style-name="Text_20_body">
      <style:paragraph-properties fo:margin-left="1.27cm" fo:margin-right="0cm" fo:margin-top="0cm" fo:margin-bottom="0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1" style:family="paragraph">
      <loext:graphic-properties draw:fill="none"/>
    </style:style>
    <style:style style:name="T1" style:family="text">
      <style:text-properties fo:color="#000000" style:font-name="Calibri" fo:font-size="11pt" fo:language="es" fo:country="MX" style:letter-kerning="false" style:font-name-asian="Times New Roman" style:font-size-asian="11pt" style:language-asian="es" style:country-asian="MX" style:font-name-complex="Times New Roman" style:font-size-complex="11pt" style:language-complex="ar" style:country-complex="SA"/>
    </style:style>
    <style:style style:name="T2" style:family="text">
      <style:text-properties fo:color="#000000" style:font-name="Cambria" fo:font-size="15pt" fo:font-style="italic" style:font-size-asian="15pt" style:font-style-asian="italic"/>
    </style:style>
    <style:style style:name="T3" style:family="text">
      <style:text-properties fo:font-size="36pt" fo:language="es" fo:country="MX" style:font-size-asian="36pt" style:font-size-complex="36pt"/>
    </style:style>
    <style:style style:name="T4" style:family="text">
      <style:text-properties fo:font-size="36pt" fo:language="es" fo:country="MX" officeooo:rsid="00050d77" style:font-size-asian="36pt" style:font-size-complex="36pt"/>
    </style:style>
    <style:style style:name="T5" style:family="text">
      <style:text-properties fo:font-size="36pt" style:font-size-asian="36pt" style:font-size-complex="36pt"/>
    </style:style>
    <style:style style:name="T6" style:family="text">
      <style:text-properties fo:font-size="22pt" fo:language="es" fo:country="MX" style:font-size-asian="22pt" style:language-asian="es" style:country-asian="MX" style:font-size-complex="22pt" style:language-complex="ar" style:country-complex="SA"/>
    </style:style>
    <style:style style:name="T7" style:family="text">
      <style:text-properties officeooo:rsid="0007805a"/>
    </style:style>
    <style:style style:name="T8" style:family="text">
      <style:text-properties fo:font-size="11pt" fo:font-style="normal" fo:font-weight="normal"/>
    </style:style>
    <style:style style:name="T9" style:family="text">
      <style:text-properties fo:font-size="11pt" fo:font-style="normal" fo:font-weight="normal" officeooo:rsid="0007805a"/>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1pt" fo:font-style="normal" style:text-underline-style="none" fo:font-weight="normal" officeooo:rsid="0007805a" style:text-blinking="false" fo:background-color="transparent" loext:char-shading-value="0"/>
    </style:style>
    <style:style style:name="T13" style:family="text">
      <style:text-properties fo:font-size="15pt" style:font-size-asian="15pt" style:font-size-complex="1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table-cell table:style-name="Tabla1.A1" office:value-type="string">
            <text:p text:style-name="P1"><draw:frame draw:style-name="fr1" draw:name="Imagen 1267" text:anchor-type="paragraph" svg:x="0.478cm" svg:y="-0.018cm" svg:width="1.743cm" style:rel-width="scale" svg:height="1.824cm" style:rel-height="scale" draw:z-index="1"><draw:image xlink:href="Pictures/1000000000000090000000978BDF65AA5E5F135F.jpg" xlink:type="simple" xlink:show="embed" xlink:actuate="onLoad" loext:mime-type="image/jpeg"/></draw:frame></text:p>
            <text:p text:style-name="P4"><text:span text:style-name="Fuente_20_de_20_párrafo_20_predeter."><text:span text:style-name="T1"/></text:span></text:p>
          </table:table-cell>
          <table:table-cell table:style-name="Tabla1.B1" table:number-columns-spanned="2" office:value-type="string">
            <text:p text:style-name="P20"/>
            <text:p text:style-name="P19">Carátula para entrega de prácticas</text:p>
            <text:p text:style-name="P18"/>
          </table:table-cell>
          <table:covered-table-cell/>
        </table:table-row>
        <table:table-row>
          <table:table-cell table:style-name="Tabla1.A2" table:number-columns-spanned="2" office:value-type="string">
            <text:p text:style-name="P3"/>
            <text:p text:style-name="P6">Facultad de Ingeniería</text:p>
            <text:p text:style-name="P5"/>
          </table:table-cell>
          <table:covered-table-cell/>
          <table:table-cell table:style-name="Tabla1.C2" office:value-type="string">
            <text:p text:style-name="P2"/>
            <text:p text:style-name="P6">Laboratorio de docencia</text:p>
          </table:table-cell>
        </table:table-row>
      </table:table>
      <text:p text:style-name="Standard"/>
      <text:p text:style-name="Standard"/>
      <text:p text:style-name="P7"><text:span text:style-name="Fuente_20_de_20_párrafo_20_predeter."><text:span text:style-name="T3">Laboratorio</text:span></text:span><text:span text:style-name="Fuente_20_de_20_párrafo_20_predeter."><text:span text:style-name="T4">s</text:span></text:span><text:span text:style-name="Fuente_20_de_20_párrafo_20_predeter."><text:span text:style-name="T5"> de </text:span></text:span><text:span text:style-name="Fuente_20_de_20_párrafo_20_predeter."><text:span text:style-name="T3">computación</text:span></text:span></text:p>
      <text:p text:style-name="P8">salas A y B</text:p>
      <text:p text:style-name="P7"><draw:connector text:anchor-type="paragraph" draw:z-index="0" draw:name="Conector recto 114" draw:style-name="gr1" draw:text-style-name="P41" draw:type="line" svg:x1="-0.315cm" svg:y1="0.601cm" svg:x2="18.48cm" svg:y2="0.601cm" svg:d="M-316 601h18796" svg:viewBox="0 0 18798 2"><text:p/></draw:connector><text:span text:style-name="Fuente_20_de_20_párrafo_20_predeter."><text:span text:style-name="T6"/></text:span></text:p>
      <table:table table:name="Tabla2" table:style-name="Tabla2">
        <table:table-column table:style-name="Tabla2.A"/>
        <table:table-column table:style-name="Tabla2.B"/>
        <table:table-row table:style-name="Tabla2.1">
          <table:table-cell table:style-name="Tabla2.A1" office:value-type="string">
            <text:p text:style-name="P10"/>
            <text:p text:style-name="P10">Profesor:</text:p>
          </table:table-cell>
          <table:table-cell table:style-name="Tabla2.B1" office:value-type="string">
            <text:p text:style-name="P12"/>
            <text:p text:style-name="P15">Claudia Rodriguez Espino</text:p>
          </table:table-cell>
        </table:table-row>
        <table:table-row table:style-name="Tabla2.2">
          <table:table-cell table:style-name="Tabla2.A2" office:value-type="string">
            <text:p text:style-name="P10"/>
            <text:p text:style-name="P10">Asignatura:</text:p>
          </table:table-cell>
          <table:table-cell table:style-name="Tabla2.B1" office:value-type="string">
            <text:p text:style-name="P12"/>
            <text:p text:style-name="P13">Fundamentos de programación </text:p>
          </table:table-cell>
        </table:table-row>
        <table:table-row table:style-name="Tabla2.3">
          <table:table-cell table:style-name="Tabla2.A1" office:value-type="string">
            <text:p text:style-name="P10"/>
            <text:p text:style-name="P10">Grupo:</text:p>
          </table:table-cell>
          <table:table-cell table:style-name="Tabla2.B1" office:value-type="string">
            <text:p text:style-name="P12"/>
            <text:p text:style-name="P15">4</text:p>
          </table:table-cell>
        </table:table-row>
        <table:table-row table:style-name="Tabla2.1">
          <table:table-cell table:style-name="Tabla2.A1" office:value-type="string">
            <text:p text:style-name="P10"/>
            <text:p text:style-name="P10">No de Práctica(s):</text:p>
          </table:table-cell>
          <table:table-cell table:style-name="Tabla2.B1" office:value-type="string">
            <text:p text:style-name="P12"/>
            <text:p text:style-name="P15">5</text:p>
          </table:table-cell>
        </table:table-row>
        <table:table-row table:style-name="Tabla2.5">
          <table:table-cell table:style-name="Tabla2.A1" office:value-type="string">
            <text:p text:style-name="P10"/>
            <text:p text:style-name="P10">Integrante(s):</text:p>
          </table:table-cell>
          <table:table-cell table:style-name="Tabla2.B1" office:value-type="string">
            <text:p text:style-name="P12"/>
            <text:p text:style-name="P13">Sánchez Hernández Luis Ricardo</text:p>
          </table:table-cell>
        </table:table-row>
        <table:table-row table:style-name="Tabla2.6">
          <table:table-cell table:style-name="Tabla2.A1" office:value-type="string">
            <text:p text:style-name="P16"/>
          </table:table-cell>
          <table:table-cell table:style-name="Tabla2.B1" office:value-type="string">
            <text:p text:style-name="P12"/>
          </table:table-cell>
        </table:table-row>
        <table:table-row table:style-name="Tabla2.7">
          <table:table-cell table:style-name="Tabla2.A1" office:value-type="string">
            <text:p text:style-name="P17">No. de Equipo de cómputo empleado</text:p>
          </table:table-cell>
          <table:table-cell table:style-name="Tabla2.B1" office:value-type="string">
            <text:p text:style-name="P14"/>
            <text:p text:style-name="P13">36</text:p>
          </table:table-cell>
        </table:table-row>
        <table:table-row table:style-name="Tabla2.8">
          <table:table-cell table:style-name="Tabla2.A1" office:value-type="string">
            <text:p text:style-name="P10"/>
            <text:p text:style-name="P10">Semestre:</text:p>
          </table:table-cell>
          <table:table-cell table:style-name="Tabla2.B1" office:value-type="string">
            <text:p text:style-name="P12"/>
            <text:p text:style-name="P13">2019-2</text:p>
          </table:table-cell>
        </table:table-row>
        <table:table-row table:style-name="Tabla2.9">
          <table:table-cell table:style-name="Tabla2.A1" office:value-type="string">
            <text:p text:style-name="P10"/>
            <text:p text:style-name="P11"><text:span text:style-name="Fuente_20_de_20_párrafo_20_predeter."><text:span text:style-name="T2">Fecha de entrega:</text:span></text:span></text:p>
          </table:table-cell>
          <table:table-cell table:style-name="Tabla2.B1" office:value-type="string">
            <text:p text:style-name="P12"/>
            <text:p text:style-name="P13">1<text:span text:style-name="T7">1</text:span>-03-2019</text:p>
          </table:table-cell>
        </table:table-row>
        <table:table-row table:style-name="Tabla2.10">
          <table:table-cell table:style-name="Tabla2.A1" office:value-type="string">
            <text:p text:style-name="P10"/>
            <text:p text:style-name="P11"><text:span text:style-name="Fuente_20_de_20_párrafo_20_predeter."><text:span text:style-name="T2">Obervaciones:</text:span></text:span></text:p>
          </table:table-cell>
          <table:table-cell table:style-name="Tabla2.B1" office:value-type="string">
            <text:p text:style-name="P12"/>
          </table:table-cell>
        </table:table-row>
        <table:table-row table:style-name="Tabla2.11">
          <table:table-cell table:style-name="Tabla2.A1" office:value-type="string">
            <text:p text:style-name="P11"/>
          </table:table-cell>
          <table:table-cell table:style-name="Tabla2.B1" office:value-type="string">
            <text:p text:style-name="P12"/>
          </table:table-cell>
        </table:table-row>
      </table:table>
      <text:p text:style-name="Standard"/>
      <text:p text:style-name="Standard"/>
      <text:p text:style-name="P9"><text:tab/><text:tab/><text:tab/><text:tab/><text:tab/>CALIFICACIÓN: __________</text:p>
      <text:p text:style-name="P9"><text:soft-page-break/></text:p>
      <text:p text:style-name="P21"><text:bookmark text:name="docs-internal-guid-f5920c59-7fff-fdb1-957e-ce13a7d64eb6"/>Objetivo:</text:p>
      <text:p text:style-name="P24"><text:s text:c="12"/>Elaborar pseudocódigos que representen soluciones algorítmicas empleando la sintaxis y semántica adecuadas.</text:p>
      <text:p text:style-name="P25"><text:s text:c="10"/><text:span text:style-name="T13">Actividades:</text:span></text:p>
      <text:list xml:id="list2983623132" text:style-name="L1">
        <text:list-item>
          <text:p text:style-name="P32">Elaborar un pseudocódigo que represente la solución algorítmica de un problema en el cual requiera el uso de la estructura de control de flujo condicional.</text:p>
        </text:list-item>
        <text:list-item>
          <text:p text:style-name="P32">A través de un pseudocódigo, representar la solución algorítmica de un problema en el cual requiera el uso de la estructura de control iterativa.</text:p>
        </text:list-item>
      </text:list>
      <text:list xml:id="list3827941429" text:style-name="L2">
        <text:list-item>
          <text:p text:style-name="P33">Elaborar el pseudocódigo para calcular el área de un circulo</text:p>
        </text:list-item>
      </text:list>
      <text:p text:style-name="P26">INICIO</text:p>
      <text:p text:style-name="P26"><text:s text:c="2"/>pi=3.1416</text:p>
      <text:p text:style-name="P26"><text:s text:c="2"/>x, radio: ENTERO</text:p>
      <text:p text:style-name="P26"><text:s text:c="2"/>area : REAL</text:p>
      <text:p text:style-name="P26"><text:s text:c="2"/>LEER x</text:p>
      <text:p text:style-name="P26"><text:s text:c="2"/>x:=3</text:p>
      <text:p text:style-name="P26"><text:s text:c="2"/>radio:= multiplicar (x, x)</text:p>
      <text:p text:style-name="P26"><text:s text:c="2"/>area:= multiplicar (pi, radio)</text:p>
      <text:p text:style-name="P26">ESCRIBIR area</text:p>
      <text:p text:style-name="P26">FIN</text:p>
      <text:p text:style-name="P26">//&gt;&gt;&gt;&gt;&gt; 28.2744</text:p>
      <text:list xml:id="list855757472" text:style-name="L3">
        <text:list-item>
          <text:p text:style-name="P34">Elaborar el pseudocódigo para calculas las tabla de multiplicar del 1 al 10 del número que el usuario quiera</text:p>
        </text:list-item>
      </text:list>
      <text:p text:style-name="P26">INICIO</text:p>
      <text:p text:style-name="P28"><text:span text:style-name="T10"><text:s text:c="4"/></text:span><text:span text:style-name="T11">x,cont,mult: ENTERO</text:span></text:p>
      <text:p text:style-name="P28"><text:span text:style-name="T10"><text:s text:c="4"/></text:span><text:span text:style-name="T11">LEER x</text:span></text:p>
      <text:p text:style-name="P28"><text:span text:style-name="T10"><text:s text:c="4"/></text:span><text:span text:style-name="T11">x:=23</text:span></text:p>
      <text:p text:style-name="P28"><text:span text:style-name="T10"><text:s text:c="4"/></text:span><text:span text:style-name="T11">mult:=0</text:span></text:p>
      <text:p text:style-name="P28"><text:span text:style-name="T10"><text:s text:c="4"/></text:span><text:span text:style-name="T11">cont=1</text:span></text:p>
      <text:p text:style-name="P28"><text:span text:style-name="T10"><text:s text:c="4"/></text:span><text:span text:style-name="T11">PARA cont&lt;10</text:span></text:p>
      <text:p text:style-name="P28"><text:span text:style-name="T10"><text:s text:c="8"/></text:span><text:span text:style-name="T11">mult:=cont*x</text:span></text:p>
      <text:p text:style-name="P28"><text:span text:style-name="T10"><text:s text:c="8"/></text:span><text:span text:style-name="T11">ESCRIBIR mult</text:span></text:p>
      <text:p text:style-name="P28"><text:span text:style-name="T10"><text:s text:c="8"/></text:span><text:span text:style-name="T11">cont:=cont+1</text:span></text:p>
      <text:p text:style-name="P28"><text:span text:style-name="T10"><text:s text:c="4"/></text:span><text:span text:style-name="T11">FIN PARA</text:span></text:p>
      <text:p text:style-name="P26">FIN</text:p>
      <text:p text:style-name="P26">//&gt;&gt;&gt;&gt;&gt; 23</text:p>
      <text:p text:style-name="P26">//&gt;&gt;&gt;&gt;&gt; 46</text:p>
      <text:p text:style-name="P26">//&gt;&gt;&gt;&gt;&gt; 69</text:p>
      <text:p text:style-name="P26">.</text:p>
      <text:p text:style-name="P26"><text:soft-page-break/>.</text:p>
      <text:p text:style-name="P26">.</text:p>
      <text:p text:style-name="P26">//&gt;&gt;&gt;&gt;&gt; 230</text:p>
      <text:list xml:id="list3231716886" text:style-name="L4">
        <text:list-item>
          <text:p text:style-name="P35">Elaborar el pseucódigo para según el valor que el usuario ingrese, el resultado sea diferente</text:p>
        </text:list-item>
      </text:list>
      <text:p text:style-name="P26">INICIO</text:p>
      <text:p text:style-name="P28"><text:span text:style-name="T10"><text:s text:c="4"/></text:span><text:span text:style-name="T11">x:ENTERO</text:span></text:p>
      <text:p text:style-name="P28"><text:span text:style-name="T10"><text:s text:c="4"/></text:span><text:span text:style-name="T11">LEER x</text:span></text:p>
      <text:p text:style-name="P28"><text:span text:style-name="T10"><text:s text:c="4"/></text:span><text:span text:style-name="T11">x:=2</text:span></text:p>
      <text:p text:style-name="P28"><text:span text:style-name="T10"><text:s text:c="4"/></text:span><text:span text:style-name="T11">SI x&lt;2 ENTONCES</text:span></text:p>
      <text:p text:style-name="P28"><text:span text:style-name="T10"><text:s text:c="8"/></text:span><text:span text:style-name="T11">x:=2x-3x+8</text:span></text:p>
      <text:p text:style-name="P28"><text:span text:style-name="T10"><text:s text:c="4"/></text:span><text:span text:style-name="T11">FIN SI </text:span></text:p>
      <text:p text:style-name="P28"><text:span text:style-name="T10"><text:s text:c="4"/></text:span><text:span text:style-name="T11">DE LO CONTRARIO</text:span></text:p>
      <text:p text:style-name="P28"><text:span text:style-name="T10"><text:s text:c="8"/></text:span><text:span text:style-name="T11">SI x&gt;2 ENTONCES</text:span></text:p>
      <text:p text:style-name="P28"><text:span text:style-name="T10"><text:s text:c="10"/></text:span><text:span text:style-name="T11">x:=3x^2+3x-25</text:span></text:p>
      <text:p text:style-name="P26"><text:s text:c="8"/>FIN SI</text:p>
      <text:p text:style-name="P26"><text:s text:c="8"/>DE LO CONTRARIO</text:p>
      <text:p text:style-name="P26"><text:tab/>ESCRIBIR “No tiene solución”</text:p>
      <text:p text:style-name="P26"><text:s text:c="8"/>FIN DE LO CONTRARIO</text:p>
      <text:p text:style-name="P26"><text:s text:c="4"/>FIN DE LO CONTRARIO</text:p>
      <text:p text:style-name="P26">FIN</text:p>
      <text:p text:style-name="P29">//&gt;&gt;&gt;&gt;&gt; No tiene solución</text:p>
      <text:list xml:id="list3257370468" text:style-name="L5">
        <text:list-item>
          <text:p text:style-name="P39"><text:span text:style-name="T12">E</text:span><text:span text:style-name="T11">laborar el pseudocódigo para que se muestre un menú con opción de altas, bajas o cambios </text:span></text:p>
        </text:list-item>
      </text:list>
      <text:p text:style-name="P26">INICIO</text:p>
      <text:p text:style-name="P26"><text:s text:c="2"/>x=ENTERO</text:p>
      <text:p text:style-name="P26"><text:s text:c="2"/>LEER x</text:p>
      <text:p text:style-name="P26"><text:s text:c="2"/>x=345</text:p>
      <text:p text:style-name="P26"><text:s text:c="2"/>SELECCIONAR (x) EN</text:p>
      <text:p text:style-name="P26"><text:s text:c="5"/>CASO 1 -&gt;</text:p>
      <text:p text:style-name="P26"><text:tab/>ESCRIBIR “Estás en altas”</text:p>
      <text:p text:style-name="P26"><text:s text:c="5"/>CASO 2 -&gt;</text:p>
      <text:p text:style-name="P26"><text:tab/>ESCRIBIR “Estás en bajas”</text:p>
      <text:p text:style-name="P26"><text:s text:c="5"/>CASO3 -&gt;</text:p>
      <text:p text:style-name="P27"><text:span text:style-name="T8"><text:tab/>ESCRIBIR “</text:span><text:span text:style-name="T9">Esatás en </text:span><text:span text:style-name="T8">cambios”</text:span></text:p>
      <text:p text:style-name="P26"><text:s text:c="5"/>DEFECTO -&gt;</text:p>
      <text:p text:style-name="P26"><text:tab/>ESCRIBIR “dame una opción válida”</text:p>
      <text:p text:style-name="P26"><text:s text:c="2"/>FIN SELECCIONAR</text:p>
      <text:p text:style-name="P26">FIN</text:p>
      <text:p text:style-name="P22"/>
      <text:p text:style-name="P30"><text:span text:style-name="T11">// &gt;&gt;&gt;&gt;&gt;&gt; dame una opción válida</text:span><text:line-break/></text:p>
      <text:list xml:id="list1411284935" text:style-name="L6">
        <text:list-item>
          <text:p text:style-name="P36">Elaborar el pseudocódigo de un progrmaa que muestr los numeros del 1 al 100 usando la estructura while</text:p>
        </text:list-item>
      </text:list>
      <text:p text:style-name="P26"><text:soft-page-break/>INICIO</text:p>
      <text:p text:style-name="P26"><text:s text:c="2"/>x, lim: ENTERO</text:p>
      <text:p text:style-name="P26"><text:s text:c="2"/>lim:=100</text:p>
      <text:p text:style-name="P26"><text:s text:c="2"/>x:=1</text:p>
      <text:p text:style-name="P26"><text:s text:c="2"/>MIENTRAS x&lt;lim</text:p>
      <text:p text:style-name="P26"><text:s text:c="5"/>ESCRIBIR x</text:p>
      <text:p text:style-name="P27"><text:span text:style-name="T8"><text:s/></text:span><text:span text:style-name="T9"><text:s text:c="4"/></text:span><text:span text:style-name="T8">x:=x+1</text:span></text:p>
      <text:p text:style-name="P26"><text:s text:c="2"/>FIN MIENTRAS</text:p>
      <text:p text:style-name="P26">FIN</text:p>
      <text:p text:style-name="P22"/>
      <text:p text:style-name="P29">//&gt;&gt;&gt;&gt;&gt; 1</text:p>
      <text:p text:style-name="P29">//&gt;&gt;&gt;&gt;&gt; 2</text:p>
      <text:p text:style-name="P29">//&gt;&gt;&gt;&gt;&gt; 3</text:p>
      <text:p text:style-name="P29">.</text:p>
      <text:p text:style-name="P29">.</text:p>
      <text:p text:style-name="P29">.</text:p>
      <text:p text:style-name="P29">//&gt;&gt;&gt;&gt;&gt; 100</text:p>
      <text:list xml:id="list1090309794" text:style-name="L7">
        <text:list-item>
          <text:p text:style-name="P38"><text:span text:style-name="T7">Elaborar el pseudocódigo de un programa que muestre los numeros del </text:span>1-100 <text:span text:style-name="T7">con la estructura </text:span>do while</text:p>
        </text:list-item>
      </text:list>
      <text:p text:style-name="P26">INICIO</text:p>
      <text:p text:style-name="P26"><text:s text:c="3"/>x,lim: ENTERO</text:p>
      <text:p text:style-name="P26"><text:s text:c="3"/>lim:=101</text:p>
      <text:p text:style-name="P26"><text:s text:c="3"/>x:=0</text:p>
      <text:p text:style-name="P26"><text:s text:c="7"/>HACER</text:p>
      <text:p text:style-name="P26"><text:s text:c="10"/>x:=x+1</text:p>
      <text:p text:style-name="P26"><text:s text:c="9"/>ESCRIBIR x</text:p>
      <text:p text:style-name="P26">MIENTRAS x&lt; lim</text:p>
      <text:p text:style-name="P26">FIN</text:p>
      <text:p text:style-name="P22"/>
      <text:p text:style-name="P26">//&gt;&gt;&gt;&gt;&gt; 1</text:p>
      <text:p text:style-name="P26">//&gt;&gt;&gt;&gt;&gt; 2</text:p>
      <text:p text:style-name="P26">.</text:p>
      <text:p text:style-name="P26">.</text:p>
      <text:p text:style-name="P26">.</text:p>
      <text:p text:style-name="P26">//&gt;&gt;&gt;&gt;&gt; 100</text:p>
      <text:p text:style-name="P31">Conclusiones:</text:p>
      <text:p text:style-name="P23">Durante esta práctica aprendimos la sintaxis del pseudocódigo, dándonos cuenta de que este es muy útil al momento de escribir programas, ya que tienes la parte de la declaración de variables y estructuras de control definidas de manera mucho mas visible y amigable al momento de programas, dándonos una idea aún mas concisa que con el algoritmo y diagrama de flu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Tanya </meta:initial-creator>
    <meta:creation-date>2017-02-02T00:09:00Z</meta:creation-date>
    <dc:date>2019-03-11T23:42:58.348000000</dc:date>
    <meta:editing-cycles>8</meta:editing-cycles>
    <meta:editing-duration>PT52M48S</meta:editing-duration>
    <meta:document-statistic meta:table-count="2" meta:image-count="1" meta:object-count="0" meta:page-count="4" meta:paragraph-count="130" meta:word-count="464" meta:character-count="2973" meta:non-whitespace-character-count="2382"/>
    <meta:template xlink:type="simple" xlink:actuate="onRequest" xlink:title="" xlink:href="../caratula.odt/Normal"/>
  </office:meta>
</office:document-meta>
</file>